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542" officeooo:paragraph-rsid="000f9542"/>
    </style:style>
    <style:style style:name="P2" style:family="paragraph" style:parent-style-name="Standard" style:list-style-name="L1">
      <style:text-properties officeooo:rsid="000f9542" officeooo:paragraph-rsid="000f9542"/>
    </style:style>
    <style:style style:name="P3" style:family="paragraph" style:parent-style-name="Standard" style:list-style-name="L1">
      <style:text-properties officeooo:rsid="00109b9d" officeooo:paragraph-rsid="00109b9d"/>
    </style:style>
    <style:style style:name="P4" style:family="paragraph" style:parent-style-name="Standard">
      <style:text-properties officeooo:rsid="00109b9d" officeooo:paragraph-rsid="00109b9d"/>
    </style:style>
    <style:style style:name="P5" style:family="paragraph" style:parent-style-name="Standard">
      <style:text-properties officeooo:rsid="001258e0" officeooo:paragraph-rsid="001258e0"/>
    </style:style>
    <style:style style:name="P6" style:family="paragraph" style:parent-style-name="Standard" style:list-style-name="L2">
      <style:text-properties officeooo:rsid="001258e0" officeooo:paragraph-rsid="001258e0"/>
    </style:style>
    <style:style style:name="T1" style:family="text">
      <style:text-properties officeooo:rsid="00109b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1</text:p>
      <text:p text:style-name="P1"/>
      <text:p text:style-name="P1">Ex. 2</text:p>
      <text:list xml:id="list3058289715372104619" text:style-name="L1">
        <text:list-item>
          <text:p text:style-name="P2">I / <text:span text:style-name="T1">F</text:span></text:p>
        </text:list-item>
        <text:list-item>
          <text:p text:style-name="P3">H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3">E</text:p>
        </text:list-item>
        <text:list-item>
          <text:p text:style-name="P3">G</text:p>
        </text:list-item>
        <text:list-item>
          <text:p text:style-name="P3">A</text:p>
        </text:list-item>
      </text:list>
      <text:p text:style-name="P4"/>
      <text:p text:style-name="P5">Ex. 4</text:p>
      <text:p text:style-name="P5"/>
      <text:p text:style-name="P5">mother tongue</text:p>
      <text:p text:style-name="P5">cultural diversity</text:p>
      <text:p text:style-name="P5">fast pace</text:p>
      <text:p text:style-name="P5">access the Internet</text:p>
      <text:p text:style-name="P5">target market</text:p>
      <text:p text:style-name="P5">conduct business</text:p>
      <text:p text:style-name="P5"/>
      <text:p text:style-name="P5"/>
      <text:p text:style-name="P5">Ex. 5</text:p>
      <text:p text:style-name="P5"/>
      <text:list xml:id="list7273059344889473279" text:style-name="L2">
        <text:list-item>
          <text:p text:style-name="P6">b</text:p>
        </text:list-item>
        <text:list-item>
          <text:p text:style-name="P6">b</text:p>
        </text:list-item>
        <text:list-item>
          <text:p text:style-name="P6">a</text:p>
        </text:list-item>
        <text:list-item>
          <text:p text:style-name="P6">a</text:p>
        </text:list-item>
        <text:list-item>
          <text:p text:style-name="P6">b</text:p>
        </text:list-item>
        <text:list-item>
          <text:p text:style-name="P6">b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16-03-24T00:54:57.510288278</meta:creation-date>
    <meta:generator>LibreOffice/5.0.5.2$Linux_X86_64 LibreOffice_project/00m0$Build-2</meta:generator>
    <dc:date>2016-03-24T01:36:53.999955355</dc:date>
    <dc:creator>Konstantin </dc:creator>
    <meta:editing-duration>PT13M42S</meta:editing-duration>
    <meta:editing-cycles>3</meta:editing-cycles>
    <meta:document-statistic meta:table-count="0" meta:image-count="0" meta:object-count="0" meta:page-count="1" meta:paragraph-count="23" meta:word-count="49" meta:character-count="152" meta:non-whitespace-character-count="139"/>
  </office:meta>
</office:document-meta>
</file>